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2" svg:font-family="'Bitstream Vera Sans'" style:font-pitch="variable"/>
    <style:font-face style:name="Bitstream Vera Sans1" svg:font-family="'Bitstream Vera Sans'" style:font-adornments="Säännöllinen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Taulukko1" style:family="table">
      <style:table-properties style:width="16.999cm" table:align="margins"/>
    </style:style>
    <style:style style:name="Taulukko1.A" style:family="table-column">
      <style:table-column-properties style:column-width="8.498cm" style:rel-column-width="32767*"/>
    </style:style>
    <style:style style:name="Taulukko1.B" style:family="table-column">
      <style:table-column-properties style:column-width="8.5cm" style:rel-column-width="32768*"/>
    </style:style>
    <style:style style:name="Taulukko1.A1" style:family="table-cell">
      <style:table-cell-properties fo:padding="0.097cm" fo:border="none"/>
    </style:style>
    <style:style style:name="Taulukko1.A2" style:family="table-cell">
      <style:table-cell-properties fo:padding="0.049cm" fo:border-left="0.002cm solid #000000" fo:border-right="none" fo:border-top="0.002cm solid #000000" fo:border-bottom="none"/>
    </style:style>
    <style:style style:name="Taulukko1.B2" style:family="table-cell">
      <style:table-cell-properties fo:padding="0.049cm" fo:border-left="0.002cm solid #000000" fo:border-right="0.002cm solid #000000" fo:border-top="0.002cm solid #000000" fo:border-bottom="none"/>
    </style:style>
    <style:style style:name="Taulukko1.A3" style:family="table-cell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aulukko1.B3" style:family="table-cell">
      <style:table-cell-properties fo:padding="0.049cm" fo:border-left="0.002cm solid #000000" fo:border-right="0.002cm solid #000000" fo:border-top="none" fo:border-bottom="0.002cm solid #000000"/>
    </style:style>
    <style:style style:name="Taulukko1.A5" style:family="table-cell">
      <style:table-cell-properties fo:padding="0.049cm" fo:border-left="0.002cm solid #000000" fo:border-right="none" fo:border-top="none" fo:border-bottom="0.002cm solid #000000"/>
    </style:style>
    <style:style style:name="P1" style:family="paragraph" style:parent-style-name="Standard">
      <style:paragraph-properties>
        <style:tab-stops>
          <style:tab-stop style:position="7.622cm" style:type="center"/>
          <style:tab-stop style:position="16.757cm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style:shadow="none"/>
      <style:text-properties style:font-name="Bitstream Vera Sans1" fo:font-weight="normal"/>
    </style:style>
    <style:style style:name="P4" style:family="paragraph" style:parent-style-name="Table_20_Contents">
      <style:paragraph-properties text:number-lines="false" text:line-number="0"/>
      <style:text-properties fo:font-size="10pt"/>
    </style:style>
    <style:style style:name="P5" style:family="paragraph" style:parent-style-name="Kentän_20_nimike">
      <style:text-properties fo:font-size="8pt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ämä on lomake-esimerkki. Tämä lomake käyttää syöttökenttiä, jotka ovat yksi tapa lomakkeen täyttämiseen. Toinen usein käytetty tapa on sellainen, jossa muut paitsi syötettävät kentät ovat suojattuja. Kehittynein tapa on <text:span text:style-name="T1">XML Forms</text:span>, jossa tietueiden arvot kirjoitetaan suoraan XML-tiedostoon.</text:p>
      <text:p text:style-name="P2"/>
      <text:p text:style-name="P2">Tekstikenttiä voi täyttää napsauttamalla niitä hiiren vasemmalla painikkeella, tai painamalla Ctrl+Shift+F9, jolloin kaikki syöttökentät voi käydä läpi hiirtä käyttämättä. Syöttöikkunassa voi painaa Alt+Enter (OK) tai Alt+S (Seuraava) seuraavaan kenttään siirtymiseen.</text:p>
      <text:p text:style-name="P3"/>
      <table:table table:name="Taulukko1" table:style-name="Taulukko1">
        <table:table-column table:style-name="Taulukko1.A"/>
        <table:table-column table:style-name="Taulukko1.B"/>
        <table:table-row>
          <table:table-cell table:style-name="Taulukko1.A1" table:number-columns-spanned="2" office:value-type="string">
            <text:p text:style-name="P4">HENKILÖTIEDOT</text:p>
          </table:table-cell>
          <table:covered-table-cell/>
        </table:table-row>
        <table:table-row>
          <table:table-cell table:style-name="Taulukko1.A2" office:value-type="string">
            <text:p text:style-name="P5">Sukunimi</text:p>
          </table:table-cell>
          <table:table-cell table:style-name="Taulukko1.B2" office:value-type="string">
            <text:p text:style-name="P5">Etunimet</text:p>
          </table:table-cell>
        </table:table-row>
        <table:table-row>
          <table:table-cell table:style-name="Taulukko1.A3" office:value-type="string">
            <text:p text:style-name="P4"><text:text-input text:description="k_sukunimi">Suuri</text:text-input></text:p>
          </table:table-cell>
          <table:table-cell table:style-name="Taulukko1.B3" office:value-type="string">
            <text:p text:style-name="P4"><text:text-input text:description="k_etunimet">Aleksanteri</text:text-input></text:p>
          </table:table-cell>
        </table:table-row>
        <table:table-row>
          <table:table-cell table:style-name="Taulukko1.A2" office:value-type="string">
            <text:p text:style-name="P5">Ammatti tai toimi</text:p>
          </table:table-cell>
          <table:table-cell table:style-name="Taulukko1.B2" office:value-type="string">
            <text:p text:style-name="P5">Syntymäaika</text:p>
          </table:table-cell>
        </table:table-row>
        <table:table-row>
          <table:table-cell table:style-name="Taulukko1.A5" office:value-type="string">
            <text:p text:style-name="P4"><text:text-input text:description="k_ammatti">valloittaja</text:text-input></text:p>
          </table:table-cell>
          <table:table-cell table:style-name="Taulukko1.B3" office:value-type="string">
            <text:p text:style-name="P4"><text:text-input text:description="k_syntymaaika">1.4.-390</text:text-input></text:p>
          </table:table-cell>
        </table:table-row>
        <table:table-row>
          <table:table-cell table:style-name="Taulukko1.B3" table:number-columns-spanned="2" office:value-type="string">
            <text:p text:style-name="P4"/>
          </table:table-cell>
          <table:covered-table-cell/>
        </table:table-row>
        <table:table-row>
          <table:table-cell table:style-name="Taulukko1.B3" table:number-columns-spanned="2" office:value-type="string">
            <text:p text:style-name="P4"/>
          </table:table-cell>
          <table:covered-table-cell/>
        </table:table-row>
        <table:table-row>
          <table:table-cell table:style-name="Taulukko1.B3" table:number-columns-spanned="2" office:value-type="string">
            <text:p text:style-name="P4"/>
          </table:table-cell>
          <table:covered-table-cell/>
        </table:table-row>
        <table:table-row>
          <table:table-cell table:style-name="Taulukko1.B3" table:number-columns-spanned="2" office:value-type="string">
            <text:p text:style-name="P4"/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2" svg:font-family="'Bitstream Vera Sans'" style:font-pitch="variable"/>
    <style:font-face style:name="Bitstream Vera Sans1" svg:font-family="'Bitstream Vera Sans'" style:font-adornments="Säännöllinen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fi" fo:country="FI" style:font-name-asian="Bitstream Vera Sans2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Bitstream Vera Sans1" fo:font-weight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next-style-name="Text_20_body" style:auto-update="true" style:class="extra">
      <style:paragraph-properties fo:margin-top="0.12cm" fo:margin-bottom="0.21cm" fo:keep-with-next="always">
        <style:tab-stops>
          <style:tab-stop style:position="8.488cm" style:type="center"/>
          <style:tab-stop style:position="16.75cm" style:type="right"/>
        </style:tab-stops>
      </style:paragraph-properties>
      <style:text-properties style:font-name="Bitstream Vera Sans" fo:font-size="10pt" style:font-name-asian="Mincho" style:font-size-asian="14pt" style:font-weight-asian="normal" style:font-name-complex="Lucidasans" style:font-size-complex="14pt" style:font-weight-complex="normal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next-style-name="Text_20_body" style:auto-update="true" style:class="extra">
      <style:paragraph-properties fo:margin-top="0.12cm" fo:margin-bottom="0.21cm" fo:keep-with-next="always">
        <style:tab-stops>
          <style:tab-stop style:position="8.488cm" style:type="center"/>
          <style:tab-stop style:position="16.75cm" style:type="right"/>
        </style:tab-stops>
      </style:paragraph-properties>
      <style:text-properties style:font-name="Bitstream Vera Sans" fo:font-size="10pt" style:font-name-asian="Mincho" style:font-size-asian="14pt" style:font-weight-asian="normal" style:font-name-complex="Lucidasans" style:font-size-complex="14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Kentän_20_nimike" style:display-name="Kentän nimike" style:family="paragraph" style:parent-style-name="Table_20_Contents" style:class="extra">
      <style:text-properties fo:font-size="8p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top="0.12cm" fo:margin-bottom="0.21cm" style:shadow="none" fo:keep-with-next="always"/>
    </style:style>
    <style:style style:name="T1" style:family="text">
      <style:text-properties style:font-name="Bitstream Vera Sans" fo:font-size="10pt" fo:font-weight="normal" style:font-name-asian="Mincho" style:font-size-asian="14pt" style:font-weight-asian="normal" style:font-name-complex="Lucidasans" style:font-size-complex="14pt" style:font-weight-complex="normal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ORGANISAATIO<text:tab/><text:span text:style-name="T1">LOMAKE</text:span><text:tab/>Sivu 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90.1$Linux OpenOffice.org_project/680m90s1$Build-8894
  </meta:generator>
    <meta:initial-creator>Marko Grönroos</meta:initial-creator>
    <meta:creation-date>2005-04-05T15:24:09</meta:creation-date>
    <dc:creator>Marko Grönroos</dc:creator>
    <dc:date>2005-04-05T18:22:01</dc:date>
    <dc:language>fi-FI</dc:language>
    <meta:editing-cycles>27</meta:editing-cycles>
    <meta:editing-duration>PT1H21M1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2" meta:word-count="83" meta:character-count="648"/>
  </office:meta>
</office:document-meta>
</file>